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Times New Roman" officeooo:rsid="000439eb" officeooo:paragraph-rsid="000439eb"/>
    </style:style>
    <style:style style:name="P2" style:family="paragraph" style:parent-style-name="Standard">
      <loext:graphic-properties draw:fill-gradient-name="gradient" draw:fill-hatch-name="hatch"/>
      <style:text-properties style:font-name="Times New Roman" officeooo:rsid="000439eb" officeooo:paragraph-rsid="000439eb"/>
    </style:style>
    <style:style style:name="P3" style:family="paragraph" style:parent-style-name="Standard">
      <loext:graphic-properties draw:fill-gradient-name="gradient" draw:fill-hatch-name="hatch"/>
      <style:text-properties style:font-name="Times New Roman" officeooo:rsid="00047691" officeooo:paragraph-rsid="00047691"/>
    </style:style>
    <style:style style:name="P4" style:family="paragraph" style:parent-style-name="Standard">
      <loext:graphic-properties draw:fill-gradient-name="gradient" draw:fill-hatch-name="hatch"/>
      <style:text-properties style:font-name="Times New Roman" officeooo:rsid="000a9cf2" officeooo:paragraph-rsid="000a9cf2"/>
    </style:style>
    <style:style style:name="T1" style:family="text">
      <style:text-properties officeooo:rsid="000655b3"/>
    </style:style>
    <style:style style:name="T2" style:family="text">
      <style:text-properties officeooo:rsid="00088348"/>
    </style:style>
    <style:style style:name="T3" style:family="text">
      <style:text-properties officeooo:rsid="000b5857"/>
    </style:style>
    <style:style style:name="T4" style:family="text">
      <style:text-properties officeooo:rsid="000fdc19"/>
    </style:style>
    <style:style style:name="T5" style:family="text">
      <style:text-properties officeooo:rsid="0010fc24"/>
    </style:style>
    <style:style style:name="T6" style:family="text">
      <style:text-properties officeooo:rsid="001249e3"/>
    </style:style>
    <style:style style:name="T7" style:family="text">
      <style:text-properties officeooo:rsid="001428db"/>
    </style:style>
    <style:style style:name="T8" style:family="text">
      <style:text-properties officeooo:rsid="0015e4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ess Control Analysis</text:p>
      <text:p text:style-name="P2"/>
      <text:p text:style-name="P2"/>
      <text:p text:style-name="P2">Notes</text:p>
      <text:p text:style-name="P2"/>
      <text:p text:style-name="P3">An administrator account was used to make a transfer on 10/03/2023 at 8:29:57 AM to an unknown bank account.<text:span text:style-name="T1"> </text:span><text:span text:style-name="T2">T</text:span><text:span text:style-name="T1">his was done on </text:span><text:span text:style-name="T2">the device Up2-noGud</text:span><text:span text:style-name="T1"> with </text:span><text:span text:style-name="T2">the IP address 152.207.255.255</text:span><text:span text:style-name="T1">. The event was logged</text:span><text:span text:style-name="T2"> as a payroll event.</text:span></text:p>
      <text:p text:style-name="P2"/>
      <text:p text:style-name="P2">Issues</text:p>
      <text:p text:style-name="P2"/>
      <text:p text:style-name="P4">According to the employee directory all employees have administrator access and this is problematic. This is especially <text:span text:style-name="T4">problematic</text:span> because former employees still have administrative access. <text:span text:style-name="T5">The user </text:span><text:span text:style-name="T7">Robert Taylor Jr. appears to be the threat actor. The IP address of the log of the event matches this user. This user also </text:span><text:span text:style-name="T8">acce</text:span><text:span text:style-name="T7">ssed the system at the time of the transfer.</text:span></text:p>
      <text:p text:style-name="P4"/>
      <text:p text:style-name="Standard"/>
      <text:p text:style-name="P2">Recommendations</text:p>
      <text:p text:style-name="P2"/>
      <text:p text:style-name="P4">The best practice is to have role based access based on the principle of least privilege.<text:span text:style-name="T3"> </text:span><text:span text:style-name="T5">A</text:span><text:span text:style-name="T3">dministrative access should not be given to every employee. When an employee leaves the company</text:span><text:span text:style-name="T5">, </text:span><text:span text:style-name="T6">all</text:span><text:span text:style-name="T3"> access must be revoked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18T09:42:03.400000000</dc:date>
    <meta:editing-duration>PT36M27S</meta:editing-duration>
    <meta:editing-cycles>16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7" meta:word-count="141" meta:character-count="859" meta:non-whitespace-character-count="725"/>
  </office:meta>
</office:document-meta>
</file>